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axdepth = 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raining</text:p>
          </table:table-cell>
          <table:table-cell office:value-type="string">
            <text:p>Validation</text:p>
          </table:table-cell>
        </table:table-row>
        <table:table-row table:style-name="ro1">
          <table:table-cell table:number-columns-repeated="3"/>
          <table:table-cell office:value-type="string">
            <text:p>Single decision tree, own code</text:p>
          </table:table-cell>
          <table:table-cell office:value-type="float" office:value="0.886517545659758">
            <text:p>0.8865175457</text:p>
          </table:table-cell>
          <table:table-cell office:value-type="float" office:value="0.892307692307692">
            <text:p>0.8923076923</text:p>
          </table:table-cell>
        </table:table-row>
        <table:table-row table:style-name="ro1">
          <table:table-cell table:number-columns-repeated="3"/>
          <table:table-cell office:value-type="string">
            <text:p>Single decision tree, scikit-learn</text:p>
          </table:table-cell>
          <table:table-cell office:value-type="float" office:value="0.792530268828237">
            <text:p>0.7925302688</text:p>
          </table:table-cell>
          <table:table-cell office:value-type="float" office:value="0.784615384615385">
            <text:p>0.7846153846</text:p>
          </table:table-cell>
        </table:table-row>
        <table:table-row table:style-name="ro1">
          <table:table-cell table:number-columns-repeated="3"/>
          <table:table-cell office:value-type="string">
            <text:p>Single decision tree, 17 features selected with variance threshold</text:p>
          </table:table-cell>
          <table:table-cell office:value-type="float" office:value="0.886517545659758">
            <text:p>0.8865175457</text:p>
          </table:table-cell>
          <table:table-cell office:value-type="float" office:value="0.892307692307692">
            <text:p>0.8923076923</text:p>
          </table:table-cell>
        </table:table-row>
        <table:table-row table:style-name="ro1">
          <table:table-cell table:number-columns-repeated="3"/>
          <table:table-cell office:value-type="string">
            <text:p>Single decision tree, 7 features selected with chi^1</text:p>
          </table:table-cell>
          <table:table-cell office:value-type="float" office:value="0.773445516109173">
            <text:p>0.7734455161</text:p>
          </table:table-cell>
          <table:table-cell office:value-type="float" office:value="0.774769230769231">
            <text:p>0.7747692308</text:p>
          </table:table-cell>
        </table:table-row>
        <table:table-row table:style-name="ro1">
          <table:table-cell table:number-columns-repeated="3"/>
          <table:table-cell office:value-type="string">
            <text:p>Single decision tree, 14 features selected with mutual information</text:p>
          </table:table-cell>
          <table:table-cell office:value-type="float" office:value="0.886517545659758">
            <text:p>0.8865175457</text:p>
          </table:table-cell>
          <table:table-cell office:value-type="float" office:value="0.892307692307692">
            <text:p>0.892307692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agging</text:p>
          </table:table-cell>
          <table:table-cell office:value-type="float" office:value="0.792530268828237">
            <text:p>0.7925302688</text:p>
          </table:table-cell>
          <table:table-cell office:value-type="float" office:value="0.784615384615385">
            <text:p>0.7846153846</text:p>
          </table:table-cell>
        </table:table-row>
        <table:table-row table:style-name="ro1">
          <table:table-cell table:number-columns-repeated="3"/>
          <table:table-cell office:value-type="string">
            <text:p>Random forest</text:p>
          </table:table-cell>
          <table:table-cell office:value-type="float" office:value="0.878924687051098">
            <text:p>0.8789246871</text:p>
          </table:table-cell>
          <table:table-cell office:value-type="float" office:value="0.883692307692308">
            <text:p>0.8836923077</text:p>
          </table:table-cell>
        </table:table-row>
        <table:table-row table:style-name="ro1">
          <table:table-cell table:number-columns-repeated="3"/>
          <table:table-cell office:value-type="string">
            <text:p>Adaptive boosting</text:p>
          </table:table-cell>
          <table:table-cell office:value-type="float" office:value="0.985224707572337">
            <text:p>0.9852247076</text:p>
          </table:table-cell>
          <table:table-cell office:value-type="float" office:value="0.982769230769231">
            <text:p>0.9827692308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ccuracy on mushroom dataset using logistic regression with a learning rate of 1.0, 100 epochs and a batchsize of 50 is: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raining: 0.95403242355838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alidation: 0.9581538461538461</text:p>
          </table:table-cell>
          <table:table-cell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12/15/2020</text:date>, <text:time>20:23:1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Ëmilie Fjørner</meta:initial-creator>
    <meta:creation-date>2020-12-15T20:14:09.84</meta:creation-date>
    <dc:date>2020-12-15T20:23:15.29</dc:date>
    <dc:creator>Ëmilie Fjørner</dc:creator>
    <meta:editing-duration>PT9M6S</meta:editing-duration>
    <meta:editing-cycles>1</meta:editing-cycles>
    <meta:document-statistic meta:table-count="3" meta:cell-count="30" meta:object-count="0"/>
    <meta:generator>OpenOffice/4.1.6$Win32 OpenOffice.org_project/416m1$Build-9790</meta:generator>
  </office:meta>
</office:document-meta>
</file>